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458cm" fo:min-width="5.208cm"/>
    </style:style>
    <style:style style:name="gr2" style:family="graphic" style:parent-style-name="standard">
      <style:graphic-properties draw:textarea-horizontal-align="justify" draw:textarea-vertical-align="middle" draw:auto-grow-height="false" draw:fit-to-size="shrink-to-fit" fo:min-height="1.233cm" fo:min-width="1.891cm"/>
    </style:style>
    <style:style style:name="gr3" style:family="graphic" style:parent-style-name="standard">
      <style:graphic-properties svg:stroke-color="#ff0000" draw:fill-color="#ff00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77216f" draw:fill-color="#990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6600" draw:fill-color="#0099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233cm" fo:min-width="1.89cm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1.891cm"/>
    </style:style>
    <style:style style:name="gr8" style:family="graphic" style:parent-style-name="standard">
      <style:graphic-properties svg:stroke-color="#007826" draw:fill-color="#009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663366" draw:fill-color="#9900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draw:fit-to-size="false" fo:min-height="1.232cm" fo:min-width="1.891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opacity="0%" draw:opacity="100%" draw:opacity-name="Transparency_20_109" draw:textarea-horizontal-align="justify" draw:textarea-vertical-align="middle" draw:auto-grow-height="false" fo:min-height="0.078cm" fo:min-width="0.44cm" draw:shadow="hidden"/>
    </style:style>
    <style:style style:name="gr13" style:family="graphic" style:parent-style-name="standard">
      <style:graphic-properties svg:stroke-opacity="0%" draw:opacity="100%" draw:opacity-name="Transparency_20_120" draw:textarea-horizontal-align="justify" draw:textarea-vertical-align="middle" draw:auto-grow-height="false" fo:min-height="0.501cm" fo:min-width="0.966cm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svg:stroke-opacity="0%" draw:opacity="100%" draw:opacity-name="Transparency_20_115" draw:textarea-horizontal-align="justify" draw:textarea-vertical-align="middle" draw:auto-grow-height="false" fo:min-height="0.501cm" fo:min-width="0.966cm" draw:shadow="hidden"/>
    </style:style>
    <style:style style:name="gr17" style:family="graphic" style:parent-style-name="standard">
      <style:graphic-properties draw:textarea-horizontal-align="justify" draw:textarea-vertical-align="middle" draw:auto-grow-height="false" fo:min-height="1.736cm" fo:min-width="6.286cm"/>
    </style:style>
    <style:style style:name="gr18" style:family="graphic" style:parent-style-name="standard">
      <style:graphic-properties draw:textarea-horizontal-align="justify" draw:textarea-vertical-align="middle" draw:auto-grow-height="false" fo:min-height="1.395cm" fo:min-width="2.92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75cm"/>
    </style:style>
    <style:style style:name="gr20" style:family="graphic" style:parent-style-name="standard">
      <style:graphic-properties svg:stroke-opacity="0%" draw:opacity="100%" draw:opacity-name="Transparency_20_113" draw:textarea-horizontal-align="justify" draw:textarea-vertical-align="middle" draw:auto-grow-height="false" fo:min-height="1.005cm" fo:min-width="1.5cm" draw:shadow="hidden"/>
    </style:style>
    <style:style style:name="gr21" style:family="graphic" style:parent-style-name="standard">
      <style:graphic-properties svg:stroke-opacity="0%" draw:opacity="100%" draw:opacity-name="Transparency_20_115" draw:textarea-horizontal-align="justify" draw:textarea-vertical-align="middle" draw:auto-grow-height="false" fo:min-height="0.35cm" fo:min-width="0.352cm" draw:shadow="hidden"/>
    </style:style>
    <style:style style:name="gr22" style:family="graphic" style:parent-style-name="standard">
      <style:graphic-properties draw:fill="none" draw:textarea-vertical-align="middle" draw:auto-grow-height="false" fo:min-height="7.33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472cm" fo:min-width="3.822cm"/>
    </style:style>
    <style:style style:name="gr24" style:family="graphic" style:parent-style-name="standard">
      <style:graphic-properties draw:fill="none" draw:textarea-vertical-align="middle" draw:auto-grow-height="false" fo:min-height="5.628cm" fo:min-width="0cm"/>
    </style:style>
    <style:style style:name="gr25" style:family="graphic" style:parent-style-name="standard">
      <style:graphic-properties svg:stroke-opacity="0%" draw:opacity="100%" draw:opacity-name="Transparency_20_115" draw:textarea-horizontal-align="justify" draw:textarea-vertical-align="middle" draw:auto-grow-height="false" fo:min-height="0.501cm" fo:min-width="1.716cm" draw:shadow="hidden"/>
    </style:style>
    <style:style style:name="gr26" style:family="graphic" style:parent-style-name="standard">
      <style:graphic-properties draw:textarea-horizontal-align="justify" draw:textarea-vertical-align="middle" draw:auto-grow-height="false" fo:min-height="1.732cm" fo:min-width="6.286cm"/>
    </style:style>
    <style:style style:name="gr27" style:family="graphic" style:parent-style-name="standard">
      <style:graphic-properties svg:stroke-opacity="0%" draw:opacity="100%" draw:opacity-name="Transparency_20_125" draw:textarea-vertical-align="middle" draw:auto-grow-height="false" fo:min-height="6.75cm" fo:min-width="2.5cm"/>
    </style:style>
    <style:style style:name="gr28" style:family="graphic" style:parent-style-name="standard">
      <style:graphic-properties draw:textarea-horizontal-align="justify" draw:textarea-vertical-align="middle" draw:auto-grow-height="false" fo:min-height="1.015cm" fo:min-width="2.364cm"/>
    </style:style>
    <style:style style:name="gr29" style:family="graphic" style:parent-style-name="standard">
      <style:graphic-properties draw:textarea-horizontal-align="justify" draw:textarea-vertical-align="middle" draw:auto-grow-height="false" fo:min-height="1.014cm" fo:min-width="2.364cm"/>
    </style:style>
    <style:style style:name="gr30" style:family="graphic" style:parent-style-name="standard">
      <style:graphic-properties svg:stroke-opacity="0%" draw:opacity="100%" draw:opacity-name="Transparency_20_124" draw:textarea-vertical-align="middle" draw:auto-grow-height="false" fo:min-height="1.35cm" fo:min-width="0.9cm"/>
    </style:style>
    <style:style style:name="gr31" style:family="graphic" style:parent-style-name="standard">
      <style:graphic-properties svg:stroke-opacity="0%" draw:opacity="100%" draw:opacity-name="Transparency_20_128" draw:textarea-vertical-align="middle" draw:auto-grow-height="false" fo:min-height="1.35cm" fo:min-width="0.927cm"/>
    </style:style>
    <style:style style:name="gr32" style:family="graphic" style:parent-style-name="standard">
      <style:graphic-properties draw:textarea-horizontal-align="justify" draw:textarea-vertical-align="middle" draw:auto-grow-height="false" fo:min-height="1.556cm" fo:min-width="5.506cm"/>
    </style:style>
    <style:style style:name="gr33" style:family="graphic" style:parent-style-name="standard">
      <style:graphic-properties svg:stroke-opacity="0%" draw:opacity="100%" draw:opacity-name="Transparency_20_129" draw:textarea-horizontal-align="justify" draw:textarea-vertical-align="middle" draw:auto-grow-height="false" fo:min-height="0.501cm" fo:min-width="0.966cm" draw:shadow="hidden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0066"/>
      <style:paragraph-properties fo:text-align="center"/>
    </style:style>
    <style:style style:name="P4" style:family="paragraph">
      <loext:graphic-properties draw:fill-color="#990099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9933"/>
      <style:paragraph-properties fo:text-align="center"/>
    </style:style>
    <style:style style:name="P8" style:family="paragraph">
      <style:paragraph-properties fo:margin-top="0.1cm" fo:margin-bottom="0cm" fo:text-align="center"/>
    </style:style>
    <style:style style:name="P9" style:family="paragraph">
      <style:paragraph-properties fo:margin-top="0.1cm" fo:margin-bottom="0cm" fo:text-align="center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opacity="100%" draw:opacity-name="Transparency_20_109"/>
      <style:paragraph-properties fo:text-align="center"/>
    </style:style>
    <style:style style:name="P12" style:family="paragraph">
      <loext:graphic-properties draw:opacity="100%" draw:opacity-name="Transparency_20_120"/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opacity="100%" draw:opacity-name="Transparency_20_115"/>
      <style:paragraph-properties fo:text-align="center"/>
    </style:style>
    <style:style style:name="P16" style:family="paragraph">
      <loext:graphic-properties draw:opacity="100%" draw:opacity-name="Transparency_20_113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opacity="100%" draw:opacity-name="Transparency_20_125"/>
      <style:paragraph-properties fo:text-align="center"/>
    </style:style>
    <style:style style:name="P19" style:family="paragraph">
      <loext:graphic-properties draw:opacity="100%" draw:opacity-name="Transparency_20_124"/>
      <style:paragraph-properties fo:text-align="center"/>
    </style:style>
    <style:style style:name="P20" style:family="paragraph">
      <loext:graphic-properties draw:opacity="100%" draw:opacity-name="Transparency_20_128"/>
      <style:paragraph-properties fo:text-align="center"/>
    </style:style>
    <style:style style:name="P21" style:family="paragraph">
      <loext:graphic-properties draw:opacity="100%" draw:opacity-name="Transparency_20_129"/>
      <style:paragraph-properties fo:text-align="center"/>
    </style:style>
    <style:style style:name="P22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style:text-position="-33% 58%" fo:font-size="12pt" style:text-underline-style="none" style:font-size-asian="12pt" style:font-size-complex="12pt"/>
    </style:style>
    <style:style style:name="T5" style:family="text">
      <style:text-properties style:text-position="0% 100%" fo:font-size="12pt" style:text-underline-style="none" style:font-size-asian="12pt" style:font-size-complex="12pt"/>
    </style:style>
    <style:style style:name="T6" style:family="text">
      <style:text-properties style:text-position="0% 100%" fo:font-size="12pt" style:font-size-asian="12pt"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position="-33% 58%" fo:font-size="12pt" style:font-size-asian="12pt" style:font-size-complex="12pt"/>
    </style:style>
    <style:style style:name="T10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11" style:family="text">
      <style:text-properties style:font-name="Liberation Sans" fo:font-size="15pt" style:font-name-asian="Liberation Sans1" style:font-size-asian="15pt" style:font-name-complex="Liberation Sans1" style:font-size-complex="15pt"/>
    </style:style>
    <style:style style:name="T12" style:family="text">
      <style:text-properties style:text-position="-33% 58%" style:font-name="Liberation Sans" fo:font-size="15pt" style:font-name-asian="Liberation Sans1" style:font-size-asian="15pt" style:font-name-complex="Liberation Sans1" style:font-size-complex="15pt"/>
    </style:style>
    <style:style style:name="T13" style:family="text">
      <style:text-properties style:text-position="0% 100%" style:font-name="Liberation Sans" fo:font-size="15pt" style:font-name-asian="Liberation Sans1" style:font-size-asian="15pt" style:font-name-complex="Liberation Sans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3cm" svg:x="20cm" svg:y="7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3.381cm" svg:height="2.097cm" svg:x="18.21cm" svg:y="3.434cm">
            <text:p text:style-name="P1"><text:span text:style-name="T1">All S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9.336cm" svg:y="5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2cm" svg:x="19.837cm" svg:y="5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20.464cm" svg:y="5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20.964cm" svg:y="4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18.71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9.462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20.839cm" svg:y="4.0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18.71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20.338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9.211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19.874cm" svg:y="4.0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2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2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2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2cm" svg:x="20.088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1cm" svg:x="20.464cm" svg:y="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cm" svg:x="18.551cm" svg:y="4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cm" svg:x="21.215cm" svg:y="4.4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4cm" svg:height="0.13cm" svg:x="18.961cm" svg:y="5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1cm" svg:x="19.712cm" svg:y="3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1cm" svg:x="19.838cm" svg:y="4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5cm" svg:height="0.131cm" svg:x="19.211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4cm" svg:height="0.13cm" svg:x="20.589cm" svg:y="4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4cm" svg:height="0.131cm" svg:x="20.715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cm" svg:x="20.214cm" svg:y="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cm" svg:x="20.214cm" svg:y="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cm" svg:x="20.214cm" svg:y="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20.964cm" svg:y="4.4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18.46cm" svg:y="4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29cm" svg:x="19.713cm" svg:y="3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cm" svg:x="20.088cm" svg:y="3.5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19.462cm" svg:y="4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20.088cm" svg:y="5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5cm" svg:height="0.13cm" svg:x="18.835cm" svg:y="4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124cm" svg:height="0.131cm" svg:x="18.961cm" svg:y="3.8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layout" svg:width="3.38cm" svg:height="2.097cm" svg:x="13.201cm" svg:y="1.2cm">
            <text:p text:style-name="P1"><text:span text:style-name="T2">SNPs from sample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5.329cm" svg:y="2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5.83cm" svg:y="2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3.576cm" svg:y="2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4.327cm" svg:y="1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5.705cm" svg:y="1.8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3.576cm" svg:y="1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5.204cm" svg:y="2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4.077cm" svg:y="2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5cm" svg:height="0.131cm" svg:x="14.703cm" svg:y="1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6cm" svg:height="0.131cm" svg:x="14.953cm" svg:y="1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" draw:text-style-name="P3" draw:layer="layout" svg:width="0.125cm" svg:height="0.131cm" svg:x="14.202cm" svg:y="2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4.703cm" svg:y="2.7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5.33cm" svg:y="2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5.831cm" svg:y="2.6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3.576cm" svg:y="2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4.328cm" svg:y="1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5.705cm" svg:y="1.8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3.576cm" svg:y="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5.204cm" svg:y="2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4.077cm" svg:y="2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6cm" svg:height="0.131cm" svg:x="14.703cm" svg:y="1.9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125cm" svg:height="0.131cm" svg:x="14.954cm" svg:y="1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7" draw:text-style-name="P6" draw:layer="layout" svg:width="3.381cm" svg:height="2.096cm" svg:x="13.2cm" svg:y="3.428cm">
            <text:p text:style-name="P1"><text:span text:style-name="T2">SNPs from sample 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7" draw:layer="layout" svg:width="0.126cm" svg:height="0.131cm" svg:x="14.326cm" svg:y="5.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6cm" svg:height="0.131cm" svg:x="14.827cm" svg:y="4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454cm" svg:y="5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955cm" svg:y="4.8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3.701cm" svg:y="4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6cm" svg:height="0.131cm" svg:x="14.452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83cm" svg:y="4.0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3.701cm" svg:y="4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329cm" svg:y="4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4.202cm" svg:y="4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4.828cm" svg:y="4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125cm" svg:height="0.131cm" svg:x="15.079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6" draw:text-style-name="P9" draw:layer="layout" svg:width="3.38cm" svg:height="2.097cm" svg:x="13.201cm" svg:y="6.703cm">
            <text:p text:style-name="P8"><text:span text:style-name="T2">SNPs from sample 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9" draw:text-style-name="P4" draw:layer="layout" svg:width="0.125cm" svg:height="0.131cm" svg:x="14.201cm" svg:y="8.4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4.702cm" svg:y="8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5.329cm" svg:y="8.4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5.83cm" svg:y="8.1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3.576cm" svg:y="8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4.327cm" svg:y="7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5.705cm" svg:y="7.3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3.576cm" svg:y="7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5.204cm" svg:y="8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4.077cm" svg:y="8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5cm" svg:height="0.131cm" svg:x="14.703cm" svg:y="7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0.126cm" svg:height="0.131cm" svg:x="14.953cm" svg:y="7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0" draw:text-style-name="P2" draw:layer="layout" svg:width="3.381cm" svg:height="2.096cm" svg:x="23.219cm" svg:y="3.428cm">
          <text:p text:style-name="P1"><text:span text:style-name="T1">Random Sam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4.722cm" svg:y="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473cm" svg:y="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974cm" svg:y="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849cm" svg:y="4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4.472cm" svg:y="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3.971cm" svg:y="4.8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7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8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8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8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25cm" svg:height="0.131cm" svg:x="25.098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4cm" svg:height="0.131cm" svg:x="25.474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5cm" svg:height="0.13cm" svg:x="23.595cm" svg:y="4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5cm" svg:height="0.13cm" svg:x="25.4cm" svg:y="4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25cm" svg:height="0.13cm" svg:x="24.721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4cm" svg:height="0.13cm" svg:x="25.6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4cm" svg:height="0.13cm" svg:x="23.6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4cm" svg:height="0.13cm" svg:x="24.472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5cm" svg:height="0.13cm" svg:x="24.973cm" svg:y="4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5cm" svg:height="0.131cm" svg:x="23.97cm" svg:y="3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.252cm" svg:height="0.655cm" svg:x="21.716cm" svg:y="4.20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252cm" svg:height="0.655cm" svg:x="16.707cm" svg:y="4.21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954cm" svg:height="1.501cm" draw:transform="rotate (-2.18166156499291) translate (24.6cm 6.17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4" draw:layer="layout" svg:width="6.2cm" svg:height="1.825cm" svg:x="20cm" svg:y="9.485cm">
          <draw:text-box>
            <text:p text:style-name="P13"><text:span text:style-name="T1">L(Octaploid|Random Sample)</text:span></text:p>
            <text:p text:style-name="P13"><text:span text:style-name="T1"/></text:p>
          </draw:text-box>
        </draw:frame>
        <draw:custom-shape draw:style-name="gr11" draw:text-style-name="P10" draw:layer="layout" svg:width="0.125cm" svg:height="0.131cm" svg:x="22.676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22.676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22.676cm" svg:y="9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svg:x="14.828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6cm" svg:height="2.621cm" svg:x="20cm" svg:y="7.71cm">
          <draw:text-box>
            <text:p text:style-name="P13"><text:span text:style-name="T1">L(Haploid|Random Sample)</text:span></text:p>
            <text:p text:style-name="P13"><text:span text:style-name="T1">L(Diploid|Random Sample)</text:span></text:p>
            <text:p text:style-name="P13"><text:span text:style-name="T1"/></text:p>
          </draw:text-box>
        </draw:frame>
        <draw:custom-shape draw:style-name="gr16" draw:text-style-name="P15" draw:layer="layout" svg:width="1.954cm" svg:height="1.501cm" draw:transform="rotate (-1.5707963267949) translate (23.6cm 10.51cm)">
          <text:p text:style-name="P1"/>
          <draw:enhanced-geometry svg:viewBox="0 0 21600 21600" draw:text-areas="?f5 ?f1 ?f6 ?f2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7cm" svg:height="2.2cm" svg:x="19cm" svg:y="12.51cm">
          <text:p text:style-name="P1"><text:span text:style-name="T3">H</text:span><text:span text:style-name="T4">0</text:span><text:span text:style-name="T5">: </text:span><text:span text:style-name="T6">Ploidy for Sample </text:span><text:span text:style-name="T6">i = </text:span></text:p>
          <text:p text:style-name="P1"><text:span text:style-name="T6">MLE(Ploidy|Random </text:span><text:span text:style-name="T6">Samp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1.821cm" svg:x="1.2cm" svg:y="4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4" draw:layer="layout" svg:width="4.2cm" svg:height="1.081cm" svg:x="1.2cm" svg:y="5.285cm">
          <draw:text-box>
            <text:p text:style-name="P13"><text:span text:style-name="T7">L(Octaploid|Sample 1)</text:span></text:p>
            <text:p text:style-name="P13"><text:span text:style-name="T1"/></text:p>
          </draw:text-box>
        </draw:frame>
        <draw:custom-shape draw:style-name="gr11" draw:text-style-name="P10" draw:layer="layout" svg:width="0.13cm" svg:height="0.092cm" svg:x="2.87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3cm" svg:height="0.092cm" svg:x="2.87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3cm" svg:height="0.092cm" svg:x="2.87cm" svg:y="5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4.8cm" svg:height="2.621cm" svg:x="1.2cm" svg:y="4.089cm">
          <draw:text-box>
            <text:p text:style-name="P13"><text:span text:style-name="T7">L(Haploid|Sample 1)</text:span></text:p>
            <text:p text:style-name="P13"><text:span text:style-name="T7">L(Diploid|Sample 1)</text:span></text:p>
            <text:p text:style-name="P13"><text:span text:style-name="T1"/></text:p>
          </draw:text-box>
        </draw:frame>
        <draw:custom-shape draw:style-name="gr18" draw:text-style-name="P1" draw:layer="layout" svg:width="3.6cm" svg:height="1.821cm" svg:x="6.8cm" svg:y="4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5cm" svg:height="1.825cm" svg:x="6.8cm" svg:y="5.285cm">
          <draw:text-box>
            <text:p text:style-name="P13"><text:span text:style-name="T7">L(</text:span><text:span text:style-name="T7">Oc</text:span><text:span text:style-name="T7">ta</text:span><text:span text:style-name="T7">pl</text:span><text:span text:style-name="T7">oi</text:span><text:span text:style-name="T7">d|</text:span><text:span text:style-name="T7">Sa</text:span><text:span text:style-name="T7">m</text:span><text:span text:style-name="T7">pl</text:span><text:span text:style-name="T7">e </text:span><text:span text:style-name="T7">n)</text:span></text:p>
            <text:p text:style-name="P13"><text:span text:style-name="T1"/></text:p>
          </draw:text-box>
        </draw:frame>
        <draw:custom-shape draw:style-name="gr11" draw:text-style-name="P10" draw:layer="layout" svg:width="0.13cm" svg:height="0.092cm" svg:x="8.47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3cm" svg:height="0.092cm" svg:x="8.47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3cm" svg:height="0.092cm" svg:x="8.47cm" svg:y="5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4.8cm" svg:height="2.621cm" svg:x="6.8cm" svg:y="4.089cm">
          <draw:text-box>
            <text:p text:style-name="P13"><text:span text:style-name="T7">L(</text:span><text:span text:style-name="T7">H</text:span><text:span text:style-name="T7">ap</text:span><text:span text:style-name="T7">loi</text:span><text:span text:style-name="T7">d|</text:span><text:span text:style-name="T7">Sa</text:span><text:span text:style-name="T7">m</text:span><text:span text:style-name="T7">pl</text:span><text:span text:style-name="T7">e </text:span><text:span text:style-name="T7">n)</text:span></text:p>
            <text:p text:style-name="P13"><text:span text:style-name="T7">L(</text:span><text:span text:style-name="T7">Di</text:span><text:span text:style-name="T7">pl</text:span><text:span text:style-name="T7">oi</text:span><text:span text:style-name="T7">d|</text:span><text:span text:style-name="T7">Sa</text:span><text:span text:style-name="T7">m</text:span><text:span text:style-name="T7">pl</text:span><text:span text:style-name="T7">e </text:span><text:span text:style-name="T7">n)</text:span></text:p>
            <text:p text:style-name="P13"><text:span text:style-name="T1"/></text:p>
          </draw:text-box>
        </draw:frame>
        <draw:custom-shape draw:style-name="gr11" draw:text-style-name="P10" draw:layer="layout" svg:width="0.125cm" svg:height="0.131cm" svg:x="14.828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svg:x="14.828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svg:x="14.828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545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069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807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545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069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draw:transform="rotate (1.5707963267949) translate (5.807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2cm" svg:height="1.255cm" svg:x="10.6cm" svg:y="4.254cm">
          <text:p/>
          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5" draw:layer="layout" svg:width="0.852cm" svg:height="0.6cm" draw:transform="rotate (1.5707963267949) translate (2.8cm 6.762cm)">
          <text:p/>
          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7" draw:layer="layout" svg:width="0.2cm" svg:height="8cm" svg:x="12.6cm" svg:y="0.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draw:layer="layout" svg:width="4.4cm" svg:height="0.8cm" svg:x="0.8cm" svg:y="6.91cm">
          <text:p text:style-name="P1"><text:span text:style-name="T8">MLE(Ploidy|Sample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4.4cm" svg:height="0.8cm" svg:x="6.6cm" svg:y="6.91cm">
          <text:p text:style-name="P1"><text:span text:style-name="T8">MLE(Ploidy|Sample 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125cm" svg:height="0.131cm" draw:transform="rotate (1.5707963267949) translate (5.545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069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807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545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069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draw:transform="rotate (1.5707963267949) translate (5.807cm 5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602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126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864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602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126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draw:transform="rotate (1.5707963267949) translate (5.864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602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126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864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5.602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25cm" svg:height="0.131cm" draw:transform="rotate (1.5707963267949) translate (6.126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01cm" svg:height="0.131cm" draw:transform="rotate (1.5707963267949) translate (5.864cm 7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852cm" svg:height="0.6cm" draw:transform="rotate (1.5707963267949) translate (8.4cm 6.762cm)">
          <text:p/>
          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draw:layer="layout" svg:width="1cm" svg:height="6.2cm" draw:transform="rotate (-1.5707963267949) translate (9cm 8.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5" draw:layer="layout" svg:width="2.954cm" svg:height="1.501cm" draw:transform="rotate (-1.5707963267949) translate (6.701cm 9.356cm)">
          <text:p/>
          <draw:enhanced-geometry svg:viewBox="0 0 21600 21600" draw:text-areas="?f5 ?f1 ?f6 ?f2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cm" svg:height="2.196cm" svg:x="2.4cm" svg:y="12.507cm">
          <text:p text:style-name="P1"><text:span text:style-name="T3">H</text:span><text:span text:style-name="T4">1</text:span><text:span text:style-name="T5">: </text:span><text:span text:style-name="T6">Ploidy for sample i = </text:span></text:p>
          <text:p text:style-name="P1"><text:span text:style-name="T6">MLE(Ploidy|Sample 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cm" svg:height="7cm" svg:x="13.4cm" svg:y="9.11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28" draw:text-style-name="P1" draw:layer="layout" svg:width="3cm" svg:height="1.401cm" svg:x="9.2cm" svg:y="16.714cm">
          <text:p text:style-name="P1"><text:span text:style-name="T6"><text:s/></text:span><text:span text:style-name="T6">L(Data|H</text:span><text:span text:style-name="T9">1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3cm" svg:height="1.4cm" svg:x="17.4cm" svg:y="16.71cm">
          <text:p text:style-name="P1"><text:span text:style-name="T6">L(Data|H</text:span><text:span text:style-name="T9">0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1.4cm" svg:height="1.6cm" svg:x="10.2cm" svg:y="18.5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1" draw:text-style-name="P20" draw:layer="layout" svg:width="1.427cm" svg:height="1.6cm" draw:transform="rotate (0.0174532925199433) translate (18.189cm 18.53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32" draw:text-style-name="P1" draw:layer="layout" svg:width="6.2cm" svg:height="2cm" svg:x="11.8cm" svg:y="18.71cm">
          <text:p text:style-name="P1"><text:span text:style-name="T10">∆</text:span><text:span text:style-name="T11">=L(Data|H</text:span><text:span text:style-name="T12">1</text:span><text:span text:style-name="T13">)-L(Data|H</text:span><text:span text:style-name="T12">0</text:span><text:span text:style-name="T1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954cm" svg:height="1.501cm" draw:transform="rotate (-2.18166156499291) translate (21.75cm 15.37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1.954cm" svg:height="1.501cm" draw:transform="rotate (-2.18166156499291) translate (9.399cm 15.509cm)">
          <text:p/>
          <draw:enhanced-geometry svg:viewBox="0 0 21600 21600" draw:text-areas="?f5 ?f1 ?f6 ?f2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09" draw:display-name="Transparency 109" draw:style="linear" draw:start="100%" draw:end="0%" draw:angle="2700" draw:border="50%"/>
    <draw:opacity draw:name="Transparency_20_113" draw:display-name="Transparency 113" draw:style="linear" draw:start="100%" draw:end="0%" draw:angle="900" draw:border="50%"/>
    <draw:opacity draw:name="Transparency_20_115" draw:display-name="Transparency 115" draw:style="linear" draw:start="100%" draw:end="0%" draw:angle="1800" draw:border="50%"/>
    <draw:opacity draw:name="Transparency_20_120" draw:display-name="Transparency 120" draw:style="linear" draw:start="100%" draw:end="0%" draw:angle="1350" draw:border="50%"/>
    <draw:opacity draw:name="Transparency_20_121" draw:display-name="Transparency 121" draw:style="linear" draw:start="100%" draw:end="0%" draw:angle="0" draw:border="0%"/>
    <draw:opacity draw:name="Transparency_20_124" draw:display-name="Transparency 124" draw:style="linear" draw:start="100%" draw:end="0%" draw:angle="2250" draw:border="0%"/>
    <draw:opacity draw:name="Transparency_20_125" draw:display-name="Transparency 125" draw:style="linear" draw:start="100%" draw:end="0%" draw:angle="1800" draw:border="0%"/>
    <draw:opacity draw:name="Transparency_20_126" draw:display-name="Transparency 126" draw:style="linear" draw:start="100%" draw:end="0%" draw:angle="450" draw:border="0%"/>
    <draw:opacity draw:name="Transparency_20_127" draw:display-name="Transparency 127" draw:style="linear" draw:start="100%" draw:end="0%" draw:angle="900" draw:border="0%"/>
    <draw:opacity draw:name="Transparency_20_128" draw:display-name="Transparency 128" draw:style="linear" draw:start="100%" draw:end="0%" draw:angle="1350" draw:border="0%"/>
    <draw:opacity draw:name="Transparency_20_129" draw:display-name="Transparency 129" draw:style="linear" draw:start="100%" draw:end="0%" draw:angle="2250" draw:border="5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3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17:58:39.701139941</meta:creation-date>
    <meta:editing-duration>PT10M35S</meta:editing-duration>
    <meta:editing-cycles>4</meta:editing-cycles>
    <meta:generator>LibreOffice/5.1.6.2$Linux_X86_64 LibreOffice_project/10m0$Build-2</meta:generator>
    <dc:date>2018-08-24T19:00:18.726026032</dc:date>
    <meta:document-statistic meta:object-count="213"/>
  </office:meta>
</office:document-meta>
</file>